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13087.00000000000000000000000000)" table:style-name="transparent_fiat"/>
          <table:table-cell table:formula="=HYPERLINK(&quot;#B1 Tax.a43:z43&quot;; &quot;SHORT&quot;)" table:style-name="transparent_default"/>
          <table:table-cell table:formula="=HYPERLINK(&quot;#B1 Tax.a43:z43&quot;; &quot;SELL&quot;)" table:style-name="transparent_default"/>
          <table:table-cell table:formula="=HYPERLINK(&quot;#B1 Tax.a43:z43&quot;; 2.01000000000)" table:style-name="transparent_crypto"/>
          <table:table-cell table:formula="=HYPERLINK(&quot;#B1 Tax.a43:z43&quot;; 40400.00000000000000000000000000)" table:style-name="transparent_fiat"/>
          <table:table-cell table:formula="=HYPERLINK(&quot;#B1 Tax.a43:z43&quot;; 27313.000000000000000)" table:style-name="transparent_fiat"/>
          <table:table-cell/>
        </table:table-row>
        <table:table-row>
          <table:table-cell table:formula="=HYPERLINK(&quot;#B1 Tax.a43:z43&quot;; 2021)" table:style-name="transparent_default"/>
          <table:table-cell table:formula="=HYPERLINK(&quot;#B1 Tax.a43:z43&quot;; &quot;B1&quot;)" table:style-name="transparent_default"/>
          <table:table-cell table:formula="=HYPERLINK(&quot;#B1 Tax.a43:z43&quot;; 252.000000000000000000)" table:style-name="transparent_fiat"/>
          <table:table-cell table:formula="=HYPERLINK(&quot;#B1 Tax.a43:z43&quot;; &quot;SHORT&quot;)" table:style-name="transparent_default"/>
          <table:table-cell table:formula="=HYPERLINK(&quot;#B1 Tax.a43:z43&quot;; &quot;MOVE&quot;)" table:style-name="transparent_default"/>
          <table:table-cell table:formula="=HYPERLINK(&quot;#B1 Tax.a43:z43&quot;; 0.04000000000)" table:style-name="transparent_crypto"/>
          <table:table-cell table:formula="=HYPERLINK(&quot;#B1 Tax.a43:z43&quot;; 856.000000000000000000)" table:style-name="transparent_fiat"/>
          <table:table-cell table:formula="=HYPERLINK(&quot;#B1 Tax.a43:z43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931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3509.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5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351.00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4:z34&quot;; 2020)" table:style-name="transparent_default"/>
          <table:table-cell table:formula="=HYPERLINK(&quot;#B2 Tax.a34:z34&quot;; &quot;B2&quot;)" table:style-name="transparent_default"/>
          <table:table-cell table:formula="=HYPERLINK(&quot;#B2 Tax.a34:z34&quot;; 29931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20.00000000000)" table:style-name="transparent_crypto"/>
          <table:table-cell table:formula="=HYPERLINK(&quot;#B2 Tax.a34:z34&quot;; 101000.000000000000000)" table:style-name="transparent_fiat"/>
          <table:table-cell table:formula="=HYPERLINK(&quot;#B2 Tax.a34:z34&quot;; 71069.00000000000)" table:style-name="transparent_fiat"/>
          <table:table-cell/>
        </table:table-row>
        <table:table-row>
          <table:table-cell table:formula="=HYPERLINK(&quot;#B2 Tax.a30:z30&quot;; 2019)" table:style-name="transparent_default"/>
          <table:table-cell table:formula="=HYPERLINK(&quot;#B2 Tax.a30:z30&quot;; &quot;B2&quot;)" table:style-name="transparent_default"/>
          <table:table-cell table:formula="=HYPERLINK(&quot;#B2 Tax.a30:z30&quot;; -1765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16.00000000000)" table:style-name="transparent_crypto"/>
          <table:table-cell table:formula="=HYPERLINK(&quot;#B2 Tax.a30:z30&quot;; 55250.0000000000000000)" table:style-name="transparent_fiat"/>
          <table:table-cell table:formula="=HYPERLINK(&quot;#B2 Tax.a30:z30&quot;; 57015.00000000000)" table:style-name="transparent_fiat"/>
          <table:table-cell/>
        </table:table-row>
        <table:table-row>
          <table:table-cell table:formula="=HYPERLINK(&quot;#B2 Tax.a30:z30&quot;; 2019)" table:style-name="transparent_default"/>
          <table:table-cell table:formula="=HYPERLINK(&quot;#B2 Tax.a30:z30&quot;; &quot;B2&quot;)" table:style-name="transparent_default"/>
          <table:table-cell table:formula="=HYPERLINK(&quot;#B2 Tax.a30:z30&quot;; 40000.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10.00000000000)" table:style-name="transparent_crypto"/>
          <table:table-cell table:formula="=HYPERLINK(&quot;#B2 Tax.a30:z30&quot;; 40000.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75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8.00000000000)" table:style-name="transparent_crypto"/>
          <table:table-cell table:formula="=HYPERLINK(&quot;#B2 Tax.a28:z28&quot;; 19975.00000000000000)" table:style-name="transparent_fiat"/>
          <table:table-cell table:formula="=HYPERLINK(&quot;#B2 Tax.a28:z28&quot;; 16000.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2495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5.00000000000)" table:style-name="transparent_crypto"/>
          <table:table-cell table:formula="=HYPERLINK(&quot;#B2 Tax.a28:z28&quot;; 7500.000000000000000)" table:style-name="transparent_fiat"/>
          <table:table-cell table:formula="=HYPERLINK(&quot;#B2 Tax.a28:z28&quot;; 500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68988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GIFT&quot;)" table:style-name="transparent_default"/>
          <table:table-cell table:formula="=HYPERLINK(&quot;#B3 Tax.a35:z35&quot;; 20.00000000000)" table:style-name="transparent_crypto"/>
          <table:table-cell table:formula="=HYPERLINK(&quot;#B3 Tax.a35:z35&quot;; 101000.000000000000000)" table:style-name="transparent_fiat"/>
          <table:table-cell table:formula="=HYPERLINK(&quot;#B3 Tax.a35:z35&quot;; 32012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23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16.00000000000)" table:style-name="transparent_crypto"/>
          <table:table-cell table:formula="=HYPERLINK(&quot;#B3 Tax.a31:z31&quot;; 55250.0000000000000000)" table:style-name="transparent_fiat"/>
          <table:table-cell table:formula="=HYPERLINK(&quot;#B3 Tax.a31:z31&quot;; 55027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0000.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0.00000000000)" table:style-name="transparent_crypto"/>
          <table:table-cell table:formula="=HYPERLINK(&quot;#B3 Tax.a31:z31&quot;; 20000.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705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SELL&quot;)" table:style-name="transparent_default"/>
          <table:table-cell table:formula="=HYPERLINK(&quot;#B3 Tax.a28:z28&quot;; 8.00000000000)" table:style-name="transparent_crypto"/>
          <table:table-cell table:formula="=HYPERLINK(&quot;#B3 Tax.a28:z28&quot;; 19975.000000000000000)" table:style-name="transparent_fiat"/>
          <table:table-cell table:formula="=HYPERLINK(&quot;#B3 Tax.a28:z28&quot;; 37025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7525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DONATE&quot;)" table:style-name="transparent_default"/>
          <table:table-cell table:formula="=HYPERLINK(&quot;#B3 Tax.a28:z28&quot;; 5.00000000000)" table:style-name="transparent_crypto"/>
          <table:table-cell table:formula="=HYPERLINK(&quot;#B3 Tax.a28:z28&quot;; 7500.000000000000000)" table:style-name="transparent_fiat"/>
          <table:table-cell table:formula="=HYPERLINK(&quot;#B3 Tax.a28:z28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308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273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5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1</text:p>
          </table:table-cell>
          <table:table-cell office:value="4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79)" table:style-name="taxable_event_alt_percent"/>
          <table:table-cell table:formula="=HYPERLINK(&quot;#B1 In-Out.a15:z15&quot;; 9638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2: 0.79000000 of 1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79)" table:style-name="acquired_lot_percent"/>
          <table:table-cell table:formula="=HYPERLINK(&quot;#B1 In-Out.a4:z4&quot;; 8769.00000000000)" table:style-name="acquired_lot_fiat"/>
          <table:table-cell table:formula="=HYPERLINK(&quot;#B1 In-Out.a4:z4&quot;; 79.0000000000000)" table:style-name="acquired_lot_fiat"/>
          <table:table-cell table:formula="=HYPERLINK(&quot;#B1 In-Out.a4:z4&quot;; 8769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79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0.21)" table:style-name="taxable_event_alt_percent"/>
          <table:table-cell table:formula="=HYPERLINK(&quot;#B1 In-Out.a15:z15&quot;; 2562.0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2/2: 0.21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07)" table:style-name="acquired_lot_alt_percent"/>
          <table:table-cell table:formula="=HYPERLINK(&quot;#B1 In-Out.a5:z5&quot;; 2520.0000000000000000)" table:style-name="acquired_lot_alt_fiat"/>
          <table:table-cell table:formula="=HYPERLINK(&quot;#B1 In-Out.a5:z5&quot;; 0.00)" table:style-name="acquired_lot_alt_fiat"/>
          <table:table-cell table:formula="=HYPERLINK(&quot;#B1 In-Out.a5:z5&quot;; 2520.0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4: 0.21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4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4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006666666666666666666666666666667)" table:style-name="acquired_lot_percent"/>
          <table:table-cell table:formula="=HYPERLINK(&quot;#B1 In-Out.a5:z5&quot;; 240.00000000000000000)" table:style-name="acquired_lot_fiat"/>
          <table:table-cell table:formula="=HYPERLINK(&quot;#B1 In-Out.a5:z5&quot;; 0E-33)" table:style-name="acquired_lot_fiat"/>
          <table:table-cell table:formula="=HYPERLINK(&quot;#B1 In-Out.a5:z5&quot;; 240.00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4: 0.02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7.0" office:value-type="float" table:style-name="transparent_border_crypto"/>
          <table:table-cell office:value="7937.51243781094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0.4875621890547263681592039800995)" table:style-name="taxable_event_border_percent"/>
          <table:table-cell table:formula="=HYPERLINK(&quot;#B1 In-Out.a18:z18&quot;; 19697.51243781094527363184079602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2: 0.98000000 of 2.01000000 B1&quot;)" table:style-name="taxable_event_note_border_default"/>
          <table:table-cell table:formula="=HYPERLINK(&quot;#B1 In-Out.a5:z5&quot;; &quot;2020-02-01 11:18:00+00:00&quot;)" table:style-name="acquired_lot_border_default"/>
          <table:table-cell table:formula="=HYPERLINK(&quot;#B1 In-Out.a5:z5&quot;; 0.3266666666666666666666666666667)" table:style-name="acquired_lot_border_percent"/>
          <table:table-cell table:formula="=HYPERLINK(&quot;#B1 In-Out.a5:z5&quot;; 11760.000000000000000)" table:style-name="acquired_lot_border_fiat"/>
          <table:table-cell table:formula="=HYPERLINK(&quot;#B1 In-Out.a5:z5&quot;; 0E-31)" table:style-name="acquired_lot_border_fiat"/>
          <table:table-cell table:formula="=HYPERLINK(&quot;#B1 In-Out.a5:z5&quot;; 11760.000000000000000)" table:style-name="highlighted_border_fiat"/>
          <table:table-cell table:formula="=HYPERLINK(&quot;#B1 In-Out.a5:z5&quot;; 12000.00000000000)" table:style-name="acquired_lot_border_fiat"/>
          <table:table-cell table:formula="=HYPERLINK(&quot;#B1 In-Out.a5:z5&quot;; &quot;&quot;)" table:style-name="acquired_lot_border_fiat"/>
          <table:table-cell table:formula="=HYPERLINK(&quot;#B1 In-Out.a5:z5&quot;; &quot;4/4: 0.98000000 of 3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3" office:value-type="float" table:style-name="transparent_crypto"/>
          <table:table-cell office:value-type="string" table:style-name="transparent_default">
            <text:p>B1</text:p>
          </table:table-cell>
          <table:table-cell office:value="18.03" office:value-type="float" table:style-name="transparent_crypto"/>
          <table:table-cell office:value="5149.48756218905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21-06-11 05:31:00+00:00&quot;)" table:style-name="taxable_event_default"/>
          <table:table-cell table:formula="=HYPERLINK(&quot;#B1 In-Out.a18:z18&quot;; &quot;OUT / SELL&quot;)" table:style-name="taxable_event_default"/>
          <table:table-cell table:formula="=HYPERLINK(&quot;#B1 In-Out.a18:z18&quot;; 0.5124378109452736318407960199005)" table:style-name="taxable_event_percent"/>
          <table:table-cell table:formula="=HYPERLINK(&quot;#B1 In-Out.a18:z18&quot;; 20702.48756218905472636815920398)" table:style-name="highlighted_fiat"/>
          <table:table-cell table:formula="=HYPERLINK(&quot;#B1 In-Out.a18:z18&quot;; 20200.0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2/2: 1.03000000 of 2.01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206)" table:style-name="acquired_lot_alt_percent"/>
          <table:table-cell table:formula="=HYPERLINK(&quot;#B1 In-Out.a8:z8&quot;; 15553.00000000000)" table:style-name="acquired_lot_alt_fiat"/>
          <table:table-cell table:formula="=HYPERLINK(&quot;#B1 In-Out.a8:z8&quot;; 103.00000000000000)" table:style-name="acquired_lot_alt_fiat"/>
          <table:table-cell table:formula="=HYPERLINK(&quot;#B1 In-Out.a8:z8&quot;; 15553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2: 1.03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2/2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993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710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898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3201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2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5027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705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702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-12540.6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625)" table:style-name="taxable_event_alt_percent"/>
          <table:table-cell table:formula="=HYPERLINK(&quot;#B3 In-Out.a15:z15&quot;; 12484.37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2: 5.00000000 of 8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4509.3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0.375)" table:style-name="taxable_event_alt_percent"/>
          <table:table-cell table:formula="=HYPERLINK(&quot;#B3 In-Out.a15:z15&quot;; 7490.625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2/2: 3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3)" table:style-name="acquired_lot_alt_percent"/>
          <table:table-cell table:formula="=HYPERLINK(&quot;#B3 In-Out.a5:z5&quot;; 12000.00000000000)" table:style-name="acquired_lot_alt_fiat"/>
          <table:table-cell table:formula="=HYPERLINK(&quot;#B3 In-Out.a5:z5&quot;; 0.0)" table:style-name="acquired_lot_alt_fiat"/>
          <table:table-cell table:formula="=HYPERLINK(&quot;#B3 In-Out.a5:z5&quot;; 1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6.0" office:value-type="float" table:style-name="transparent_crypto"/>
          <table:table-cell office:value-type="string" table:style-name="transparent_default">
            <text:p>B3</text:p>
          </table:table-cell>
          <table:table-cell office:value="30.0" office:value-type="float" table:style-name="transparent_crypto"/>
          <table:table-cell office:value="-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4)" table:style-name="taxable_event_percent"/>
          <table:table-cell table:formula="=HYPERLINK(&quot;#B3 In-Out.a17:z17&quot;; 21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6.00000000 of 15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6)" table:style-name="acquired_lot_alt_percent"/>
          <table:table-cell table:formula="=HYPERLINK(&quot;#B3 In-Out.a5:z5&quot;; 24000.00000000000)" table:style-name="acquired_lot_alt_fiat"/>
          <table:table-cell table:formula="=HYPERLINK(&quot;#B3 In-Out.a5:z5&quot;; 0.0)" table:style-name="acquired_lot_alt_fiat"/>
          <table:table-cell table:formula="=HYPERLINK(&quot;#B3 In-Out.a5:z5&quot;; 24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3/3: 6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447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)" table:style-name="taxable_event_percent"/>
          <table:table-cell table:formula="=HYPERLINK(&quot;#B3 In-Out.a17:z17&quot;; 31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9.00000000 of 15.00000000 B3&quot;)" table:style-name="taxable_event_note_default"/>
          <table:table-cell table:formula="=HYPERLINK(&quot;#B3 In-Out.a6:z6&quot;; &quot;2019-06-03 11:23:00+00:00&quot;)" table:style-name="acquired_lot_default"/>
          <table:table-cell table:formula="=HYPERLINK(&quot;#B3 In-Out.a6:z6&quot;; 0.9)" table:style-name="acquired_lot_percent"/>
          <table:table-cell table:formula="=HYPERLINK(&quot;#B3 In-Out.a6:z6&quot;; 27027.00000000000)" table:style-name="acquired_lot_fiat"/>
          <table:table-cell table:formula="=HYPERLINK(&quot;#B3 In-Out.a6:z6&quot;; 27.000000000000)" table:style-name="acquired_lot_fiat"/>
          <table:table-cell table:formula="=HYPERLINK(&quot;#B3 In-Out.a6:z6&quot;; 27027.00000000000)" table:style-name="highlighted_fiat"/>
          <table:table-cell table:formula="=HYPERLINK(&quot;#B3 In-Out.a6:z6&quot;; 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0.0" office:value-type="float" table:style-name="transparent_border_crypto"/>
          <table:table-cell office:value="149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1111111111111111111111111111111)" table:style-name="taxable_event_alt_border_percent"/>
          <table:table-cell table:formula="=HYPERLINK(&quot;#B3 In-Out.a18:z18&quot;; 4500.0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2: 1.00000000 of 9.00000000 B3&quot;)" table:style-name="taxable_event_note_border_default"/>
          <table:table-cell table:formula="=HYPERLINK(&quot;#B3 In-Out.a6:z6&quot;; &quot;2019-06-03 11:23:00+00:00&quot;)" table:style-name="acquired_lot_border_default"/>
          <table:table-cell table:formula="=HYPERLINK(&quot;#B3 In-Out.a6:z6&quot;; 0.1)" table:style-name="acquired_lot_border_percent"/>
          <table:table-cell table:formula="=HYPERLINK(&quot;#B3 In-Out.a6:z6&quot;; 3003.00000000000)" table:style-name="acquired_lot_border_fiat"/>
          <table:table-cell table:formula="=HYPERLINK(&quot;#B3 In-Out.a6:z6&quot;; 3.000000000000)" table:style-name="acquired_lot_border_fiat"/>
          <table:table-cell table:formula="=HYPERLINK(&quot;#B3 In-Out.a6:z6&quot;; 3003.00000000000)" table:style-name="highlighted_border_fiat"/>
          <table:table-cell table:formula="=HYPERLINK(&quot;#B3 In-Out.a6:z6&quot;; 3000.00000000000)" table:style-name="acquired_lot_border_fiat"/>
          <table:table-cell table:formula="=HYPERLINK(&quot;#B3 In-Out.a6:z6&quot;; &quot;&quot;)" table:style-name="acquired_lot_border_fiat"/>
          <table:table-cell table:formula="=HYPERLINK(&quot;#B3 In-Out.a6:z6&quot;; &quot;2/2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8888888888888888888888888888889)" table:style-name="taxable_event_alt_percent"/>
          <table:table-cell table:formula="=HYPERLINK(&quot;#B3 In-Out.a18:z18&quot;; 360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8.00000000 of 9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8)" table:style-name="acquired_lot_alt_percent"/>
          <table:table-cell table:formula="=HYPERLINK(&quot;#B3 In-Out.a7:z7&quot;; 16000.00000000000)" table:style-name="acquired_lot_alt_fiat"/>
          <table:table-cell table:formula="=HYPERLINK(&quot;#B3 In-Out.a7:z7&quot;; 0.0)" table:style-name="acquired_lot_alt_fiat"/>
          <table:table-cell table:formula="=HYPERLINK(&quot;#B3 In-Out.a7:z7&quot;; 16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7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1818181818181818181818181818182)" table:style-name="taxable_event_percent"/>
          <table:table-cell table:formula="=HYPERLINK(&quot;#B3 In-Out.a19:z19&quot;; 11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2.00000000 of 11.00000000 B3&quot;)" table:style-name="taxable_event_note_default"/>
          <table:table-cell table:formula="=HYPERLINK(&quot;#B3 In-Out.a7:z7&quot;; &quot;2019-08-03 11:23:00+00:00&quot;)" table:style-name="acquired_lot_alt_default"/>
          <table:table-cell table:formula="=HYPERLINK(&quot;#B3 In-Out.a7:z7&quot;; 0.2)" table:style-name="acquired_lot_alt_percent"/>
          <table:table-cell table:formula="=HYPERLINK(&quot;#B3 In-Out.a7:z7&quot;; 4000.00000000000)" table:style-name="acquired_lot_alt_fiat"/>
          <table:table-cell table:formula="=HYPERLINK(&quot;#B3 In-Out.a7:z7&quot;; 0.0)" table:style-name="acquired_lot_alt_fiat"/>
          <table:table-cell table:formula="=HYPERLINK(&quot;#B3 In-Out.a7:z7&quot;; 4000.00000000000)" table:style-name="highlighted_fiat"/>
          <table:table-cell table:formula="=HYPERLINK(&quot;#B3 In-Out.a7:z7&quot;; 2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2/2: 2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049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8181818181818181818181818181818)" table:style-name="taxable_event_percent"/>
          <table:table-cell table:formula="=HYPERLINK(&quot;#B3 In-Out.a19:z19&quot;; 495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9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0.9)" table:style-name="acquired_lot_percent"/>
          <table:table-cell table:formula="=HYPERLINK(&quot;#B3 In-Out.a8:z8&quot;; 9009.00000000000)" table:style-name="acquired_lot_fiat"/>
          <table:table-cell table:formula="=HYPERLINK(&quot;#B3 In-Out.a8:z8&quot;; 9.000000000000)" table:style-name="acquired_lot_fiat"/>
          <table:table-cell table:formula="=HYPERLINK(&quot;#B3 In-Out.a8:z8&quot;; 9009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9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7.731536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